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6" draw:id="id6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7" draw:id="id7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6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7" draw:end-glue-point="4" svg:d="m26019 5425h501v4044h-6597v2307" svg:viewBox="0 0 6598 6352">
          <text:p/>
        </draw:connector>
        <draw:custom-shape draw:style-name="gr3" draw:text-style-name="P3" xml:id="id18" draw:id="id18" draw:layer="layout" svg:width="3.81cm" svg:height="3.59cm" svg:x="2.397cm" svg:y="3.205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" draw:id="id8" draw:layer="layout" svg:width="6.858cm" svg:height="2.862cm" svg:x="7.483cm" svg:y="11.343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21.066cm" svg:y="15.681cm">
          <draw:text-box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6.461cm" svg:y="4.13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9" draw:id="id9" draw:layer="layout" svg:width="5.08cm" svg:height="2.077cm" svg:x="9.642cm" svg:y="15.308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912cm" svg:y1="14.205cm" svg:x2="12.182cm" svg:y2="15.308cm" draw:start-shape="id8" draw:start-glue-point="6" draw:end-shape="id9" draw:end-glue-point="4" svg:d="m10912 14205v552h1270v551" svg:viewBox="0 0 1271 1104">
          <text:p/>
        </draw:connector>
        <draw:frame draw:style-name="gr6" draw:text-style-name="P6" draw:layer="layout" svg:width="1.016cm" svg:height="0.806cm" svg:x="11.039cm" svg:y="14.726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10" draw:id="id10" draw:layer="layout" svg:width="4.318cm" svg:height="1.559cm" svg:x="11.674cm" svg:y="18.20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722cm" svg:y1="16.347cm" svg:x2="15.992cm" svg:y2="18.981cm" draw:start-shape="id9" draw:start-glue-point="7" draw:end-shape="id10" draw:end-glue-point="7" svg:d="m14722 16347h1772v2634h-502" svg:viewBox="0 0 1773 2635">
          <text:p/>
        </draw:connector>
        <draw:custom-shape draw:style-name="gr3" draw:text-style-name="P3" xml:id="id11" draw:id="id11" draw:layer="layout" svg:width="3.556cm" svg:height="2.226cm" svg:x="5.07cm" svg:y="17.089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642cm" svg:y1="16.347cm" svg:x2="6.848cm" svg:y2="17.089cm" draw:start-shape="id9" draw:start-glue-point="5" draw:end-shape="id11" draw:end-glue-point="4" svg:d="m9642 16347h-2794v742" svg:viewBox="0 0 2795 743">
          <text:p/>
        </draw:connector>
        <draw:connector draw:style-name="gr2" draw:text-style-name="P1" draw:layer="layout" svg:x1="8.626cm" svg:y1="18.202cm" svg:x2="13.833cm" svg:y2="18.202cm" draw:start-shape="id11" draw:start-glue-point="7" draw:end-shape="id10" draw:end-glue-point="4" svg:d="m8626 18202h1525v-502h3682v502" svg:viewBox="0 0 5208 503">
          <text:p/>
        </draw:connector>
        <draw:frame draw:style-name="gr9" draw:text-style-name="P6" draw:layer="layout" svg:width="1.016cm" svg:height="1.651cm" svg:x="14.843cm" svg:y="15.605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954cm" svg:y="19.669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8.493cm" svg:y="15.605cm">
          <draw:text-box>
            <text:p><text:span text:style-name="T3">NO</text:span></text:p>
          </draw:text-box>
        </draw:frame>
        <draw:custom-shape draw:style-name="gr3" draw:text-style-name="P3" xml:id="id12" draw:id="id12" draw:layer="layout" svg:width="3.175cm" svg:height="0.966cm" svg:x="12.309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33cm" svg:y1="19.761cm" svg:x2="13.897cm" svg:y2="20.354cm" draw:start-shape="id10" draw:start-glue-point="6" draw:end-shape="id12" draw:end-glue-point="4" svg:d="m13833 19761v297h64v296" svg:viewBox="0 0 65 594">
          <text:p/>
        </draw:connector>
        <draw:connector draw:style-name="gr2" draw:text-style-name="P1" draw:layer="layout" draw:line-skew="3.717cm" svg:x1="12.309cm" svg:y1="20.837cm" svg:x2="1.046cm" svg:y2="22.767cm" draw:start-shape="id12" draw:start-glue-point="5" svg:d="m12309 20837h-2165v1930h-9098" svg:viewBox="0 0 11264 1931">
          <text:p/>
        </draw:connector>
        <draw:connector draw:style-name="gr2" draw:text-style-name="P1" draw:layer="layout" draw:line-skew="3.303cm" svg:x1="11.674cm" svg:y1="18.981cm" svg:x2="0.984cm" svg:y2="21.721cm" draw:start-shape="id10" draw:start-glue-point="5" svg:d="m11674 18981h-2292v2740h-8398" svg:viewBox="0 0 10691 2741">
          <text:p/>
        </draw:connector>
        <draw:frame draw:style-name="gr7" draw:text-style-name="P4" draw:layer="layout" svg:width="1.27cm" svg:height="0.806cm" svg:x="10.525cm" svg:y="18.228cm">
          <draw:text-box>
            <text:p><text:span text:style-name="T3">NO</text:span></text:p>
          </draw:text-box>
        </draw:frame>
        <draw:custom-shape draw:style-name="gr4" draw:text-style-name="P3" xml:id="id13" draw:id="id13" draw:layer="layout" svg:width="2.921cm" svg:height="1.215cm" svg:x="23.098cm" svg:y="12.297cm">
          <text:p text:style-name="P1"><text:span text:style-name="T2">Resetta indice </text:span></text:p>
          <text:p text:style-name="P1"><text:span text:style-name="T2">progressiv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556cm" svg:height="1.648cm" svg:x="21.828cm" svg:y="14.726cm">
          <text:p text:style-name="P1"><text:span text:style-name="T2">Siamo in </text:span></text:p>
          <text:p text:style-name="P1"><text:span text:style-name="T2">Ricezion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5" draw:id="id15" draw:layer="layout" svg:width="3.302cm" svg:height="0.781cm" svg:x="19.542cm" svg:y="17.069cm">
          <text:p text:style-name="P1"><text:span text:style-name="T2">Elimina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6" draw:id="id16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2.904cm" draw:start-shape="id7" draw:start-glue-point="7" draw:end-shape="id13" draw:end-glue-point="5" svg:d="m21574 12774h762v130h762" svg:viewBox="0 0 1525 131">
          <text:p/>
        </draw:connector>
        <draw:connector draw:style-name="gr2" draw:text-style-name="P1" draw:layer="layout" svg:x1="24.558cm" svg:y1="13.512cm" svg:x2="23.606cm" svg:y2="14.726cm" draw:start-shape="id13" draw:start-glue-point="6" draw:end-shape="id14" draw:end-glue-point="4" svg:d="m24558 13512v607h-952v607" svg:viewBox="0 0 953 1215">
          <text:p/>
        </draw:connector>
        <draw:connector draw:style-name="gr2" draw:text-style-name="P1" draw:layer="layout" svg:x1="21.828cm" svg:y1="15.55cm" svg:x2="21.193cm" svg:y2="17.069cm" draw:start-shape="id14" draw:start-glue-point="5" draw:end-shape="id15" draw:end-glue-point="4" svg:d="m21828 15550h-635v1519" svg:viewBox="0 0 636 1520">
          <text:p/>
        </draw:connector>
        <draw:connector draw:style-name="gr2" draw:text-style-name="P1" draw:layer="layout" svg:x1="25.384cm" svg:y1="15.55cm" svg:x2="24.114cm" svg:y2="18.457cm" draw:start-shape="id14" draw:start-glue-point="7" draw:end-shape="id16" draw:end-glue-point="4" svg:d="m25384 15550h502v1866h-1772v1041" svg:viewBox="0 0 1773 2908">
          <text:p/>
        </draw:connector>
        <draw:frame draw:style-name="gr7" draw:text-style-name="P6" draw:layer="layout" svg:width="1.016cm" svg:height="0.806cm" svg:x="21.447cm" svg:y="12.267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4.749cm" svg:y="15.767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1.193cm" svg:y1="17.85cm" svg:x2="21.828cm" svg:y2="19.238cm" draw:start-shape="id15" draw:start-glue-point="6" draw:end-shape="id16" svg:d="m21193 17850v1388h635" svg:viewBox="0 0 636 1389">
          <text:p/>
        </draw:connector>
        <draw:custom-shape draw:style-name="gr4" draw:text-style-name="P3" xml:id="id17" draw:id="id17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7" draw:start-glue-point="5" draw:end-shape="id17" draw:end-glue-point="4" svg:d="m18272 12774h-501v5503h1834v4504" svg:viewBox="0 0 1835 10008">
          <text:p/>
        </draw:connector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508cm" svg:y="4.302cm">
          <draw:text-box>
            <text:p><text:span text:style-name="T3">NO</text:span></text:p>
          </draw:text-box>
        </draw:frame>
        <draw:custom-shape draw:style-name="gr11" draw:text-style-name="P3" xml:id="id19" draw:id="id19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7.62cm" svg:x1="4.302cm" svg:y1="6.795cm" svg:x2="10.652cm" svg:y2="25.511cm" draw:start-shape="id18" draw:start-glue-point="6" draw:end-shape="id19" svg:d="m4302 6795v16979h6350v1737" svg:viewBox="0 0 6351 18717">
          <text:p/>
        </draw:connector>
        <draw:frame draw:style-name="gr6" draw:text-style-name="P6" draw:layer="layout" svg:width="1.016cm" svg:height="0.806cm" svg:x="3.54cm" svg:y="6.715cm">
          <draw:text-box>
            <text:p text:style-name="P5"><text:span text:style-name="T3">SI</text:span></text:p>
          </draw:text-box>
        </draw:frame>
        <draw:custom-shape draw:style-name="gr4" draw:text-style-name="P3" xml:id="id21" draw:id="id21" draw:layer="layout" svg:width="3.683cm" svg:height="1.778cm" svg:x="22.336cm" svg:y="22.717cm">
          <text:p text:style-name="P1"><text:span text:style-name="T2">È un R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0" draw:id="id20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17" draw:start-glue-point="5" draw:end-shape="id20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17" draw:start-glue-point="7" draw:end-shape="id21" draw:end-glue-point="5" svg:d="m21066 23701h635v-95h635" svg:viewBox="0 0 1271 96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6.019cm" svg:y1="23.606cm" svg:x2="28.531cm" svg:y2="23.621cm" draw:start-shape="id21" draw:start-glue-point="7" svg:d="m26019 23606h1507v15h1005" svg:viewBox="0 0 2513 16">
          <text:p/>
        </draw:connector>
        <draw:frame draw:style-name="gr13" draw:text-style-name="P4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3" xml:id="id22" draw:id="id22" draw:layer="layout" svg:width="3.429cm" svg:height="2.794cm" svg:x="23.098cm" svg:y="26.14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21" draw:start-glue-point="6" draw:end-shape="id22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22" draw:start-glue-point="7" svg:d="m26527 27543h1284v-1h783" svg:viewBox="0 0 2068 2">
          <text:p/>
        </draw:connector>
        <draw:frame draw:style-name="gr12" draw:text-style-name="P6" draw:layer="layout" svg:width="1.016cm" svg:height="0.806cm" svg:x="24.622cm" svg:y="24.578cm">
          <draw:text-box>
            <text:p text:style-name="P5"><text:span text:style-name="T3">SI</text:span></text:p>
          </draw:text-box>
        </draw:frame>
        <draw:custom-shape draw:style-name="gr4" draw:text-style-name="P3" xml:id="id24" draw:id="id24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3" draw:id="id23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20" draw:start-glue-point="5" draw:end-shape="id23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20" draw:start-glue-point="7" draw:end-shape="id24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24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25" draw:id="id25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23" draw:start-glue-point="5" draw:end-shape="id25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23" draw:start-glue-point="7" draw:end-shape="id19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26" draw:id="id26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9" draw:start-glue-point="7" draw:end-shape="id26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24" draw:start-glue-point="6" draw:end-shape="id26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26" draw:start-glue-point="6" svg:d="m14716 33004v501h13847v-2" svg:viewBox="0 0 13848 502">
          <text:p/>
        </draw:connector>
        <draw:custom-shape draw:style-name="gr11" draw:text-style-name="P3" xml:id="id29" draw:id="id29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7" draw:id="id27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25" draw:start-glue-point="5" draw:end-shape="id27" draw:end-glue-point="4" svg:d="m3159 31226h-502v1652h756v888" svg:viewBox="0 0 757 2541">
          <text:p/>
        </draw:connector>
        <draw:custom-shape draw:style-name="gr4" draw:text-style-name="P3" xml:id="id28" draw:id="id28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25" draw:start-glue-point="7" draw:end-shape="id28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19" draw:start-glue-point="6" draw:end-shape="id29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27" draw:start-glue-point="6" svg:d="m3413 36306v527h-2367v24" svg:viewBox="0 0 2368 552">
          <text:p/>
        </draw:connector>
        <draw:custom-shape draw:style-name="gr11" draw:text-style-name="P3" xml:id="id30" draw:id="id30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1" draw:id="id31" draw:layer="layout" svg:width="7.112cm" svg:height="1.651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29" draw:start-glue-point="6" draw:end-shape="id30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28" draw:start-glue-point="6" draw:end-shape="id31" draw:end-glue-point="4" svg:d="m7985 37449v444h-2032v445" svg:viewBox="0 0 2033 890">
          <text:p/>
        </draw:connector>
        <draw:custom-shape draw:style-name="gr4" draw:text-style-name="P3" xml:id="id32" draw:id="id32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164cm" svg:x2="10.779cm" svg:y2="37.576cm" draw:start-shape="id31" draw:start-glue-point="7" draw:end-shape="id32" draw:end-glue-point="5" svg:d="m9509 39164h635v-1588h635" svg:viewBox="0 0 1271 1589">
          <text:p/>
        </draw:connector>
        <draw:custom-shape draw:style-name="gr4" draw:text-style-name="P3" xml:id="id33" draw:id="id33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32" draw:start-glue-point="6" draw:end-shape="id33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34" draw:id="id34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5" draw:id="id35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32" draw:start-glue-point="7" draw:end-shape="id34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34" draw:start-glue-point="7" draw:end-shape="id35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36" draw:id="id36" draw:layer="layout" draw:line-skew="0.394cm" svg:x1="13.7cm" svg:y1="40.116cm" svg:x2="28.673cm" svg:y2="3.138cm" draw:start-shape="id33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36" draw:start-glue-point="3" draw:end-shape="id1" draw:end-glue-point="9" svg:d="m28673 3138v-650h-12862" svg:viewBox="0 0 12863 651">
          <text:p/>
        </draw:connector>
        <draw:connector draw:style-name="gr15" draw:text-style-name="P1" xml:id="id37" draw:id="id37" draw:layer="layout" draw:line-skew="0.394cm" svg:x1="13.7cm" svg:y1="40.116cm" svg:x2="0.984cm" svg:y2="6.276cm" draw:start-shape="id33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37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.397cm" svg:y1="5cm" svg:x2="0.988cm" svg:y2="5.005cm" draw:start-shape="id18" svg:d="m2397 5000-1409 5" svg:viewBox="0 0 1410 6">
          <text:p/>
        </draw:connector>
        <draw:connector draw:style-name="gr2" draw:text-style-name="P1" draw:layer="layout" draw:type="line" svg:x1="26.4cm" svg:y1="19.238cm" svg:x2="28.658cm" svg:y2="19.254cm" draw:start-shape="id16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30" draw:start-glue-point="7" svg:d="m24241 35036 4417-2" svg:viewBox="0 0 4418 3">
          <text:p/>
        </draw:connector>
        <draw:connector draw:style-name="gr2" draw:text-style-name="P1" draw:layer="layout" draw:type="line" svg:x1="6.969cm" svg:y1="4.976cm" svg:x2="6.207cm" svg:y2="5cm" draw:start-shape="id6" draw:end-shape="id18" svg:d="m6969 4976-762 24" svg:viewBox="0 0 763 25">
          <text:p/>
        </draw:connector>
        <draw:custom-shape draw:style-name="gr3" draw:text-style-name="P3" xml:id="id38" draw:id="id38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6" draw:start-glue-point="6" draw:end-shape="id38" draw:end-glue-point="4" svg:d="m9128 6412v558h-1778v556" svg:viewBox="0 0 1779 1115">
          <text:p/>
        </draw:connector>
        <draw:connector draw:style-name="gr2" draw:text-style-name="P1" draw:layer="layout" svg:x1="9.509cm" svg:y1="8.962cm" svg:x2="10.912cm" svg:y2="11.343cm" draw:start-shape="id38" draw:start-glue-point="7" draw:end-shape="id8" draw:end-glue-point="4" svg:d="m9509 8962h1403v2381" svg:viewBox="0 0 1404 2382">
          <text:p/>
        </draw:connector>
        <draw:connector draw:style-name="gr2" draw:text-style-name="P1" draw:layer="layout" draw:type="line" svg:x1="5.191cm" svg:y1="8.962cm" svg:x2="0.988cm" svg:y2="8.958cm" draw:start-shape="id38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connector draw:style-name="gr2" draw:text-style-name="P1" draw:layer="layout" draw:type="line" svg:x1="7.483cm" svg:y1="12.774cm" svg:x2="0.988cm" svg:y2="12.783cm" draw:start-shape="id8" draw:start-glue-point="5" svg:d="m7483 12774-6495 9" svg:viewBox="0 0 6496 10">
          <text:p/>
        </draw:connector>
        <draw:frame draw:style-name="gr7" draw:text-style-name="P4" draw:layer="layout" svg:width="1.27cm" svg:height="0.806cm" svg:x="6.461cm" svg:y="12.049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3.987cm" svg:y1="38.021cm" svg:x2="16.113cm" svg:y2="39.735cm" draw:start-shape="id35" draw:start-glue-point="7" draw:end-shape="id33" draw:end-glue-point="7" svg:d="m23987 38021h502v2469h-6089v-755h-2287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0T14:51:47</meta:creation-date>
    <meta:editing-duration>P0D</meta:editing-duration>
    <meta:editing-cycles>2</meta:editing-cycles>
    <meta:generator>LibreOffice/3.5$Linux_x86 LibreOffice_project/350m1$Build-2</meta:generator>
    <dc:date>2014-02-20T14:52:41</dc:date>
    <dc:creator>Carlo Rimondi</dc:creator>
    <meta:document-statistic meta:object-count="130"/>
  </office:meta>
</office:document-meta>
</file>